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Helvetica Neue', Arial, Helvetica, sans-serif"/>
    <style:font-face style:name="Lohit Devanagari1" svg:font-family="'Lohit Devanagari'"/>
    <style:font-face style:name="Lucida Sans Unicode" svg:font-family="'Lucida Sans Unicode', 'Lucida Grande', Verdana, Arial, Helvetica, sans-serif"/>
    <style:font-face style:name="Menlo" svg:font-family="Menlo, Monaco, Consolas, 'Courier New'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style:font-name="Lato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38cm" loext:contextual-spacing="false" style:line-height-at-least="0.476cm" fo:orphans="2" fo:widows="2" fo:text-indent="0cm" style:auto-text-indent="false" fo:background-color="#f5f5f5" fo:padding="0.212cm" fo:border="0.06pt solid #000000"/>
    </style:style>
    <style:style style:name="P3" style:family="paragraph" style:parent-style-name="Preformatted_20_Text">
      <loext:graphic-properties draw:fill="solid" draw:fill-color="#f5f5f5" draw:opacity="100%"/>
      <style:paragraph-properties fo:margin-top="0cm" fo:margin-bottom="0.238cm" loext:contextual-spacing="false" style:line-height-at-least="0.476cm" fo:orphans="2" fo:widows="2" fo:background-color="#f5f5f5" fo:padding="0.212cm" fo:border="0.06pt solid #000000"/>
      <style:text-properties fo:font-variant="normal" fo:text-transform="none" fo:color="#333333" fo:letter-spacing="normal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.238cm" loext:contextual-spacing="false" style:line-height-at-least="0.476cm" fo:orphans="2" fo:widows="2" fo:background-color="#f5f5f5" fo:padding="0.212cm" fo:border="0.06pt solid #000000"/>
      <style:text-properties fo:font-variant="normal" fo:text-transform="none" fo:color="#333333" style:font-name="Menlo" fo:font-size="9pt" fo:letter-spacing="normal" fo:font-style="normal" fo:font-weight="normal"/>
    </style:style>
    <style:style style:name="P5" style:family="paragraph" style:parent-style-name="Preformatted_20_Text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T1" style:family="text">
      <style:text-properties fo:font-variant="normal" fo:text-transform="none" fo:color="#ffffaa" style:font-name="monospace" fo:font-size="10.5pt" fo:letter-spacing="normal" fo:font-style="normal" fo:font-weight="normal" fo:background-color="#333333" loext:char-shading-value="0"/>
    </style:style>
    <style:style style:name="T2" style:family="text">
      <style:text-properties fo:font-variant="normal" fo:text-transform="none" fo:color="#ffffff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ffffff" style:font-name="monospace" fo:font-size="10.5pt" fo:letter-spacing="normal" fo:font-style="normal" fo:font-weight="normal" fo:background-color="#333333" loext:char-shading-value="0"/>
    </style:style>
    <style:style style:name="T4" style:family="text">
      <style:text-properties fo:font-variant="normal" fo:text-transform="none" fo:color="#a2fca2" style:font-name="monospace" fo:font-size="10.5pt" fo:letter-spacing="normal" fo:font-style="normal" fo:font-weight="normal"/>
    </style:style>
    <style:style style:name="T5" style:family="text">
      <style:text-properties fo:font-variant="normal" fo:text-transform="none" fo:color="#a2fca2" style:font-name="monospace" fo:font-size="10.5pt" fo:letter-spacing="normal" fo:font-style="normal" fo:font-weight="normal" fo:background-color="#333333" loext:char-shading-value="0"/>
    </style:style>
    <style:style style:name="T6" style:family="text">
      <style:text-properties fo:font-variant="normal" fo:text-transform="none" fo:color="#888888" style:font-name="monospace" fo:font-size="10.5pt" fo:letter-spacing="normal" fo:font-style="normal" fo:font-weight="normal" fo:background-color="#333333" loext:char-shading-value="0"/>
    </style:style>
    <style:style style:name="T7" style:family="text">
      <style:text-properties fo:font-variant="normal" fo:text-transform="none" fo:color="#d36363" style:font-name="monospace" fo:font-size="10.5pt" fo:letter-spacing="normal" fo:font-style="normal" fo:font-weight="normal"/>
    </style:style>
    <style:style style:name="T8" style:family="text">
      <style:text-properties fo:font-variant="normal" fo:text-transform="none" fo:color="#d36363" style:font-name="monospace" fo:font-size="10.5pt" fo:letter-spacing="normal" fo:font-style="normal" fo:font-weight="normal" fo:background-color="#333333" loext:char-shading-value="0"/>
    </style:style>
    <style:style style:name="T9" style:family="text">
      <style:text-properties fo:font-variant="normal" fo:text-transform="none" fo:color="#fcc28c" style:font-name="monospace" fo:font-size="10.5pt" fo:letter-spacing="normal" fo:font-style="normal" fo:font-weight="normal"/>
    </style:style>
    <style:style style:name="T10" style:family="text">
      <style:text-properties fo:font-variant="normal" fo:text-transform="none" fo:color="#fcc28c" style:font-name="monospace" fo:font-size="10.5pt" fo:letter-spacing="normal" fo:font-style="normal" fo:font-weight="normal" fo:background-color="#333333" loext:char-shading-value="0"/>
    </style:style>
    <style:style style:name="T11" style:family="text">
      <style:text-properties fo:font-variant="normal" fo:text-transform="none" fo:color="#c9211e" style:font-name="monospace" fo:font-size="10.5pt" fo:letter-spacing="normal" fo:font-style="normal" fo:font-weight="normal"/>
    </style:style>
    <style:style style:name="T12" style:family="text">
      <style:text-properties fo:font-variant="normal" fo:text-transform="none" style:font-name="monospace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" style:family="text">
      <style:text-properties fo:font-variant="normal" fo:text-transform="none" fo:color="#006400" style:font-name="Lucida Sans Unicode" fo:font-size="12pt" fo:letter-spacing="normal" fo:font-style="normal" fo:font-weight="normal"/>
    </style:style>
    <style:style style:name="T15" style:family="text">
      <style:text-properties fo:font-variant="normal" fo:text-transform="none" fo:color="#8b0000" style:font-name="Lucida Sans Unicode" fo:font-size="12pt" fo:letter-spacing="normal" fo:font-style="normal" fo:font-weight="bold"/>
    </style:style>
    <style:style style:name="T16" style:family="text">
      <style:text-properties fo:font-variant="normal" fo:text-transform="none" fo:color="#00008b" style:text-line-through-style="none" style:text-line-through-type="none" style:font-name="Lucida Sans Unicode" fo:font-size="12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font-name="Lucida Sans Unicode" fo:font-size="12pt" fo:letter-spacing="normal" fo:font-style="normal" fo:font-weight="normal"/>
    </style:style>
    <style:style style:name="T18" style:family="text">
      <style:text-properties fo:font-variant="normal" fo:text-transform="none" fo:color="#333333" style:font-name="Menlo" fo:font-size="9pt" fo:letter-spacing="normal" fo:font-style="normal" fo:font-weight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Menlo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2. Crear y leer cookies</text:h>
      <text:p text:style-name="Text_20_body"><text:line-break/>$nombre = 'usuario';</text:p>
      <text:p text:style-name="Text_20_body">$valor = 'Homer';</text:p>
      <text:p text:style-name="Text_20_body">// El tiempo de expiración es en 30 minutos. PHP traduce la fecha al formato adecuado</text:p>
      <text:p text:style-name="Text_20_body">$expiracion = time() + 60 * 30;</text:p>
      <text:p text:style-name="Text_20_body">// Ruta y dominio</text:p>
      <text:p text:style-name="Text_20_body">$ruta = '/cookies/';</text:p>
      <text:p text:style-name="Text_20_body">$dominio = "prueba.dev";</text:p>
      <text:p text:style-name="Text_20_body">// Sólo envía la cookie con conexión HTTPs</text:p>
      <text:p text:style-name="Text_20_body">$seguridad = false;</text:p>
      <text:p text:style-name="Text_20_body">// Cookie disponible sólo para el protocolo HTTP</text:p>
      <text:p text:style-name="Text_20_body">$solohttp = true;</text:p>
      <text:p text:style-name="Text_20_body">setcookie($nombre, $valor, $expiracion, $ruta, $dominio, $seguridad, $solohttp);</text:p>
      <text:p text:style-name="Text_20_body">echo "Cookie establecida";</text:p>
      <text:p text:style-name="Text_20_body"/>
      <text:p text:style-name="Text_20_body">La opción de <text:span text:style-name="Emphasis">$seguridad</text:span> fuerza a que la cookie sólo sea enviada si se ha establecido una conexión segura HTTPs. <text:span text:style-name="Emphasis">$solohttp</text:span> hace que la cookie sólo esté disponible a través de <text:span text:style-name="Strong_20_Emphasis">http</text:span>, por lo que lenguajes del lado del servidor como JavaScript no pueden acceder a la cookie. Esto ayuda a prevenir <text:a xlink:type="simple" xlink:href="http://diego.com.es/ataques-xss-cross-site-scripting-en-php" text:style-name="Internet_20_link" text:visited-style-name="Visited_20_Internet_20_Link">ataques XSS</text:a>, aunque si se quiere acceso a las cookies desde JavaScript se tiene que activar. Esto no significa que no se puedan enviar cookies a través de HTTPs.</text:p>
      <text:p text:style-name="Text_20_body">Las cookies pueden verse con Firebug de Firefox o con las Developer Tools de Google Chrome.</text:p>
      <text:p text:style-name="Text_20_body">Se observa que la cookie sólo aparece cuando se accede al directorio <text:span text:style-name="Emphasis">/cookies/</text:span>. Si se va a un directorio padre la cookie no existe.</text:p>
      <text:p text:style-name="Text_20_body">La cookie anterior puede ser escrita de forma mucho más reducida:</text:p>
      <text:p text:style-name="Text_20_body">setcookie('usuario', 'Homer', time()+60*30, '/cookies/', 'prueba.dev', false, true);</text:p>
      <text:p text:style-name="Text_20_body"/>
      <text:p text:style-name="Text_20_body">Para leer las cookies existe un <text:span text:style-name="Emphasis">array</text:span> llamado <text:span text:style-name="Strong_20_Emphasis">$_COOKIE</text:span>, que se utiliza para <text:span text:style-name="Strong_20_Emphasis">extraer los valores de la cookie</text:span>. Su uso es muy sencillo:</text:p>
      <text:p text:style-name="Preformatted_20_Text"><text:span text:style-name="Source_20_Text">$valorCookie = $_COOKIE['usuario'];</text:span></text:p>
      <text:p text:style-name="Preformatted_20_Text"><text:span text:style-name="Source_20_Text">echo $valorCookie; // Devuelve: Homer</text:span></text:p>
      <text:p text:style-name="Text_20_body"/>
      <text:p text:style-name="Text_20_body"/>
      <text:p text:style-name="Text_20_body"><text:span text:style-name="Strong_20_Emphasis"/></text:p>
      <text:p text:style-name="P6"><text:span text:style-name="Strong_20_Emphasis">Creamos la identificación del usuario en el login</text:span>:</text:p>
      <text:p text:style-name="Preformatted_20_Text"><text:span text:style-name="Source_20_Text">// *** CREAR LA IDENTIFICACIÓN ***</text:span></text:p>
      <text:p text:style-name="Preformatted_20_Text"><text:span text:style-name="Source_20_Text">// Obtenemos el nombre del usuario</text:span></text:p>
      <text:p text:style-name="Preformatted_20_Text"><text:span text:style-name="Source_20_Text">$stmt= $dbh-&gt;prepare("SELECT * FROM users WHERE username='Homer'");</text:span></text:p>
      <text:p text:style-name="Preformatted_20_Text"><text:span text:style-name="Source_20_Text">$stmt-&gt;execute();</text:span></text:p>
      <text:p text:style-name="Preformatted_20_Text"><text:span text:style-name="Source_20_Text">$usuario = $stmt-&gt;fetch(PDO::FETCH_OBJ);</text:span></text:p>
      <text:p text:style-name="Preformatted_20_Text"><text:span text:style-name="Source_20_Text">// Creamos el digest</text:span></text:p>
      <text:p text:style-name="Preformatted_20_Text"><text:span text:style-name="Source_20_Text">$digest = sha1(strval(rand(0, microtime(true)) . $usuario-&gt;username . strval(microtime(true))));</text:span></text:p>
      <text:p text:style-name="Preformatted_20_Text"><text:span text:style-name="Source_20_Text">// Insertamos en digest en la base de datos</text:span></text:p>
      <text:p text:style-name="Preformatted_20_Text"><text:span text:style-name="Source_20_Text">$stmt = $dbh-&gt;prepare("UPDATE users SET reloginDigest='".$digest."' WHERE username='".$usuario-&gt;username."'");</text:span></text:p>
      <text:p text:style-name="Preformatted_20_Text"><text:span text:style-name="Source_20_Text">$stmt-&gt;execute();</text:span></text:p>
      <text:p text:style-name="Preformatted_20_Text"><text:span text:style-name="Source_20_Text">// Creamos la cookie con el digest</text:span></text:p>
      <text:p text:style-name="Preformatted_20_Text"><text:span text:style-name="Source_20_Text">setcookie('reloginID', $digest, time()+60*60^4*7, '/', 'prueba.dev', false, true);</text:span></text:p>
      <text:p text:style-name="Preformatted_20_Text"><text:span text:style-name="Source_20_Text"/></text:p>
      <text:p text:style-name="P5"><text:span text:style-name="Source_20_Text"/></text:p>
      <text:p text:style-name="P2"><text:span text:style-name="Source_20_Text"><text:span text:style-name="T18">&lt;?php</text:span></text:span></text:p>
      <text:p text:style-name="P3"><text:s text:c="2"/><text:span text:style-name="T20">if(isset($_COOKIE['contador']))</text:span></text:p>
      <text:p text:style-name="P3"><text:s text:c="2"/><text:span text:style-name="T20">{ </text:span></text:p>
      <text:p text:style-name="P3"><text:s text:c="4"/><text:span text:style-name="T20">// Caduca en un año </text:span></text:p>
      <text:p text:style-name="P3"><text:s text:c="4"/><text:span text:style-name="T20">setcookie('contador', $_COOKIE['contador'] + 1, time() + 365 * 24 * 60 * 60); </text:span></text:p>
      <text:p text:style-name="P3"><text:s text:c="4"/><text:span text:style-name="T20">$mensaje = 'Número de visitas: ' . $_COOKIE['contador']; </text:span></text:p>
      <text:p text:style-name="P3"><text:s text:c="2"/><text:span text:style-name="T20">} </text:span></text:p>
      <text:p text:style-name="P3"><text:s text:c="2"/><text:span text:style-name="T20">else </text:span></text:p>
      <text:p text:style-name="P3"><text:s text:c="2"/><text:span text:style-name="T20">{ </text:span></text:p>
      <text:p text:style-name="P3"><text:s text:c="4"/><text:span text:style-name="T20">// Caduca en un año </text:span></text:p>
      <text:p text:style-name="P3"><text:s text:c="4"/><text:span text:style-name="T20">setcookie('contador', 1, time() + 365 * 24 * 60 * 60); </text:span></text:p>
      <text:p text:style-name="P3"><text:s text:c="4"/><text:span text:style-name="T20">$mensaje = 'Bienvenido a nuestra página web'; </text:span></text:p>
      <text:p text:style-name="P3"><text:s text:c="2"/><text:span text:style-name="T20">} </text:span></text:p>
      <text:p text:style-name="P4">?&gt; </text:p>
      <text:p text:style-name="P4">&lt;?xml version="1.0" encoding="iso-8859-1"?&gt; </text:p>
      <text:p text:style-name="P4">&lt;!DOCTYPE html PUBLIC "-//W3C//DTD XHTML 1.0 Strict//EN" </text:p>
      <text:p text:style-name="P4">"http://www.w3.org/TR/xhtml1/DTD/xhtml1-strict.dtd"&gt; </text:p>
      <text:p text:style-name="P4">&lt;html xmlns="http://www.w3.org/1999/xhtml" xml:lang="es" lang="es"&gt; </text:p>
      <text:p text:style-name="P4">&lt;head&gt; </text:p>
      <text:p text:style-name="P4">&lt;meta http-equiv="Content-Type" content="text/html; charset=iso-8859-1" /&gt; </text:p>
      <text:p text:style-name="P4">&lt;title&gt;Prueba de cookie&lt;/title&gt; </text:p>
      <text:p text:style-name="P4">&lt;/head&gt; </text:p>
      <text:p text:style-name="P4">&lt;body&gt; </text:p>
      <text:p text:style-name="P4">&lt;p&gt; </text:p>
      <text:p text:style-name="P4">&lt;?php echo $mensaje; ?&gt; </text:p>
      <text:p text:style-name="P4">&lt;/p&gt; </text:p>
      <text:p text:style-name="P4">&lt;/body&gt; </text:p>
      <text:p text:style-name="P4">&lt;/html&gt; </text:p>
      <text:p text:style-name="Preformatted_20_Text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Helvetica Neue', Arial, Helvetica, sans-serif"/>
    <style:font-face style:name="Lohit Devanagari1" svg:font-family="'Lohit Devanagari'"/>
    <style:font-face style:name="Lucida Sans Unicode" svg:font-family="'Lucida Sans Unicode', 'Lucida Grande', Verdana, Arial, Helvetica, sans-serif"/>
    <style:font-face style:name="Menlo" svg:font-family="Menlo, Monaco, Consolas, 'Courier New'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8:42:46.397808429</meta:creation-date>
    <dc:date>2021-03-03T08:45:38.318017907</dc:date>
    <meta:editing-duration>PT2M5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63" meta:word-count="413" meta:character-count="2907" meta:non-whitespace-character-count="2494"/>
  </office:meta>
</office:document-meta>
</file>